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table:align="margins"/>
    </style:style>
    <style:style style:name="Tableau1.A" style:family="table-column">
      <style:table-column-properties style:rel-column-width="32764*"/>
    </style:style>
    <style:style style:name="Tableau1.B" style:family="table-column">
      <style:table-column-properties style:rel-column-width="32771*"/>
    </style:style>
    <style:style style:name="Tableau1.A1" style:family="table-cell">
      <style:table-cell-properties fo:background-color="transparent" fo:padding="0.097cm" fo:border="none">
        <style:background-image/>
      </style:table-cell-properties>
    </style:style>
    <style:style style:name="P1" style:family="paragraph" style:parent-style-name="Standard">
      <style:paragraph-properties fo:text-align="justify" style:justify-single-word="false"/>
    </style:style>
    <style:style style:name="P2" style:family="paragraph" style:parent-style-name="Standard">
      <style:paragraph-properties fo:margin-left="2.014cm" fo:margin-right="0cm" fo:text-align="justify" style:justify-single-word="false" fo:text-indent="0cm" style:auto-text-indent="false"/>
    </style:style>
    <style:style style:name="P3" style:family="paragraph" style:parent-style-name="Text_20_body" style:master-page-name="">
      <style:paragraph-properties fo:margin-left="0.529cm" fo:margin-right="0cm" fo:margin-top="0.101cm" fo:margin-bottom="0.21cm" fo:text-align="justify" style:justify-single-word="false" fo:text-indent="0.529cm" style:auto-text-indent="false" style:page-number="auto"/>
    </style:style>
    <style:style style:name="P4" style:family="paragraph" style:parent-style-name="Text_20_body">
      <style:paragraph-properties fo:margin-left="0.529cm" fo:margin-right="0cm" fo:margin-top="0.101cm" fo:margin-bottom="0.21cm" fo:text-align="justify" style:justify-single-word="false" fo:text-indent="0.529cm" style:auto-text-indent="false"/>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margin-top="0.199cm" fo:margin-bottom="0cm" fo:text-align="start" style:justify-single-word="false"/>
    </style:style>
    <style:style style:name="P7" style:family="paragraph" style:parent-style-name="Table_20_Contents">
      <style:paragraph-properties fo:margin-top="0.199cm" fo:margin-bottom="0cm" fo:text-align="justify" style:justify-single-word="false"/>
    </style:style>
    <style:style style:name="P8" style:family="paragraph" style:parent-style-name="Table_20_Contents">
      <style:paragraph-properties fo:margin-top="0cm" fo:margin-bottom="0cm" fo:text-align="start"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table:style-name="Tableau1.A1" office:value-type="string">
            <text:p text:style-name="P1">Beck-Protoy Raphaël</text:p>
            <text:p text:style-name="P1">Hameau de la Folie</text:p>
            <text:p text:style-name="P1">61250 Pacé</text:p>
            <text:p text:style-name="P1"/>
            <text:p text:style-name="P1">07 82 63 11 70</text:p>
            <text:p text:style-name="P1"><text:a xlink:type="simple" xlink:href="mailto:raphael_b-b@hotmail.fr" text:style-name="Internet_20_link" text:visited-style-name="Visited_20_Internet_20_Link">raphael_b-p@hotmail.fr</text:a></text:p>
            <text:p text:style-name="P1"/>
            <text:p text:style-name="P1">Objet : candidature de stage</text:p>
            <text:p text:style-name="P1"/>
          </table:table-cell>
          <table:table-cell table:style-name="Tableau1.A1" office:value-type="string">
            <text:p text:style-name="P5">Pacé le, 7 janvier 2018</text:p>
            <text:p text:style-name="P5"/>
            <text:p text:style-name="P5">à</text:p>
            <text:p text:style-name="P5"/>
            <text:p text:style-name="P8">Monsieur le Chef de Service</text:p>
            <text:p text:style-name="P6">Service interministériel départemental des systèmes d’information et de communication</text:p>
            <text:p text:style-name="P6">Cité administrative</text:p>
            <text:p text:style-name="P6">Place Bonet</text:p>
            <text:p text:style-name="P7">61017 Alençon Cedex</text:p>
          </table:table-cell>
        </table:table-row>
        <table:table-row>
          <table:table-cell table:style-name="Tableau1.A1" office:value-type="string">
            <text:p text:style-name="P1"/>
          </table:table-cell>
          <table:table-cell table:style-name="Tableau1.A1" office:value-type="string">
            <text:p text:style-name="P5"/>
          </table:table-cell>
        </table:table-row>
      </table:table>
      <text:p text:style-name="P2"/>
      <text:p text:style-name="P2"><text:line-break/>Monsieur,<text:line-break/></text:p>
      <text:p text:style-name="P3">Je suis actuellement en deuxième année de DUT informatique à l'université de Nantes, et dans le cadre de mes études je souhaiterais réaliser mon stage de seconde année dans votre structure pour une durée de [nbr de mois], débutant en [mois de début].</text:p>
      <text:p text:style-name="P4">Votre activité m'intéresse tout particulièrement car je souhaite aprofondir mon expérience et mes connaissances dans l'ensemble des domaines de l'informatique, et tout particulièrement du réseau, l'un des domaines qui m'attire le plus.</text:p>
      <text:p text:style-name="P4">Votre service informatique s'adressant à plusieurs administrations, il présente donc une diversité de tâches et de problèmes à résoudre. Ce qui constitue un intérêt certain dans le cadre d'un stage, car cela me permettrait d'être confronté à de nombreuses difficultés techniques dans des domaines variés, ceci afin de complèter l'apprentissage théorique que j'ai reçu à l'IUT avec cette première expérience professionnelle.</text:p>
      <text:p text:style-name="P4">Durant mes études, j'ai eu à réaliser deux grands projets de groupe, au cours desquels nous avions une relation prestataire/client, nous permettant d'apréhender les diffcultés et nécessités d'un tel projet, ainsi que de nombreux projets en binôme. </text:p>
      <text:p text:style-name="P4">Cette approche me permet d'être tout à fait apte à travailler en équipe, mais aussi en autonomie selon les besoins du projet.</text:p>
      <text:p text:style-name="P4">Je suis plutôt performant dans le développement d'applications sous des langages variés tels que Python, C, Java, C++, et dans le domaine du web sous Php, Javascript (Jquery).</text:p>
      <text:p text:style-name="P4">De plus, les cours que j'ai reçus m'ont fourni des bases théoriques solides, dans des domaines poyvalents allant de la gestion de projet à la mise en place de petits réseaux, ainsi qu'une grande part accordée à la gestion et l'économie d'entreprise.</text:p>
      <text:p text:style-name="P4">Je vous propose de nous rencontrer, si ma proposition vous convient, lors d'un entretien à votre convenance.</text:p>
      <text:p text:style-name="P4">Je vous remercie de l'attention que vous porterez à ma candidature, et vous prie de croire, Monsieur, à l'assurance de mes respectueuses salutations.</text:p>
      <text:p text:style-name="P1"/>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30T08:04:13.70</meta:creation-date>
    <meta:editing-duration>P0D</meta:editing-duration>
    <meta:editing-cycles>1</meta:editing-cycles>
    <meta:generator>OpenOffice/4.1.3$Win32 OpenOffice.org_project/413m1$Build-9783</meta:generator>
    <dc:title>Lettre motiv.</dc:title>
    <meta:document-statistic meta:table-count="1" meta:image-count="0" meta:object-count="0" meta:paragraph-count="23" meta:word-count="352" meta:character-count="2269"/>
    <meta:user-defined meta:name="Info 1"/>
    <meta:user-defined meta:name="Info 2"/>
    <meta:user-defined meta:name="Info 3"/>
    <meta:user-defined meta:name="Info 4"/>
    <meta:template xlink:type="simple" xlink:actuate="onRequest" xlink:title="Lettre motiv." xlink:href="../../../../OpenOffice/4/user/template/Lettre%20motiv..ott" meta:date="2018-01-30T08:04:13.70"/>
  </office:meta>
</office:document-meta>
</file>